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C0000000C03D230B0346AFAC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7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a933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  <style:text-properties fo:color="#00a933" fo:font-size="40pt" style:font-size-asian="40pt" style:font-size-complex="40pt"/>
    </style:style>
    <style:style style:name="T1" style:family="text">
      <style:text-properties fo:color="#00a933" fo:font-size="40pt" fo:language="fr" fo:country="FR" style:font-size-asian="40pt" style:font-size-complex="40pt"/>
    </style:style>
    <style:style style:name="T2" style:family="text">
      <style:text-properties fo:color="#00a93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7.408cm" svg:y="10.583cm">
          <draw:image xlink:href="Pictures/10000201000000C0000000C03D230B0346AFACCF.png" xlink:type="simple" xlink:show="embed" xlink:actuate="onLoad" loext:mime-type="image/png">
            <text:p/>
          </draw:image>
        </draw:frame>
        <draw:frame draw:style-name="gr2" draw:text-style-name="P3" draw:layer="layout" svg:width="8.128cm" svg:height="3.401cm" draw:transform="skewX (1.34706542281357E-016) rotate (0.670555498616221) translate (6.742cm 14.972cm)">
          <draw:text-box>
            <text:p text:style-name="P2"><text:span text:style-name="T1">Céramique</text:span></text:p>
            <text:p text:style-name="P2"><text:span text:style-name="T2">3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04T15:01:07.912538208</dc:date>
    <meta:editing-duration>PT2M1S</meta:editing-duration>
    <meta:editing-cycles>1</meta:editing-cycles>
    <meta:document-statistic meta:object-count="2"/>
    <meta:generator>LibreOffice/6.2.4.2.0$Linux_X86_64 LibreOffice_project/20$Build-2</meta:generator>
  </office:meta>
</office:document-meta>
</file>